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908e" officeooo:paragraph-rsid="0008908e" fo:background-color="#c2e0ae"/>
    </style:style>
    <style:style style:name="P2" style:family="paragraph" style:parent-style-name="Standard" style:list-style-name="L1">
      <style:text-properties officeooo:rsid="000a4d8a" officeooo:paragraph-rsid="00103999" fo:background-color="#c2e0ae"/>
    </style:style>
    <style:style style:name="P3" style:family="paragraph" style:parent-style-name="Standard" style:list-style-name="L1">
      <style:text-properties officeooo:rsid="000a4e28" officeooo:paragraph-rsid="000a4e28" fo:background-color="#c2e0ae"/>
    </style:style>
    <style:style style:name="P4" style:family="paragraph" style:parent-style-name="Standard" style:list-style-name="L1">
      <style:text-properties officeooo:rsid="000c3549" officeooo:paragraph-rsid="000c3549" fo:background-color="#c2e0ae"/>
    </style:style>
    <style:style style:name="P5" style:family="paragraph" style:parent-style-name="Standard" style:list-style-name="L1">
      <style:text-properties style:font-name="DejaVu Sans" fo:font-size="12pt" officeooo:rsid="0008908e" officeooo:paragraph-rsid="0008908e" fo:background-color="#c2e0ae" style:font-size-asian="12pt" style:font-size-complex="12pt"/>
    </style:style>
    <style:style style:name="P6" style:family="paragraph" style:parent-style-name="Standard" style:list-style-name="L1">
      <style:text-properties style:font-name="DejaVu Sans" fo:font-size="12pt" officeooo:rsid="00103999" officeooo:paragraph-rsid="00103999" fo:background-color="#c2e0ae" style:font-size-asian="12pt" style:font-size-complex="12pt"/>
    </style:style>
    <style:style style:name="P7" style:family="paragraph" style:parent-style-name="Standard" style:list-style-name="L2">
      <style:text-properties style:font-name="DejaVu Sans" fo:font-size="12pt" officeooo:rsid="000c3549" officeooo:paragraph-rsid="001d2990" fo:background-color="#c2e0ae" style:font-size-asian="12pt" style:font-size-complex="12pt"/>
    </style:style>
    <style:style style:name="P8" style:family="paragraph" style:parent-style-name="Standard" style:list-style-name="L2">
      <style:text-properties style:font-name="DejaVu Sans" fo:font-size="12pt" officeooo:rsid="000c3549" officeooo:paragraph-rsid="00201f60" fo:background-color="#c2e0ae" style:font-size-asian="12pt" style:font-size-complex="12pt"/>
    </style:style>
    <style:style style:name="P9" style:family="paragraph" style:parent-style-name="Standard" style:list-style-name="L2">
      <style:text-properties style:font-name="DejaVu Sans" fo:font-size="12pt" officeooo:rsid="000c3549" officeooo:paragraph-rsid="002358bd" fo:background-color="#c2e0ae" style:font-size-asian="12pt" style:font-size-complex="12pt"/>
    </style:style>
    <style:style style:name="P10" style:family="paragraph" style:parent-style-name="Standard" style:list-style-name="L2">
      <style:text-properties style:font-name="DejaVu Sans" fo:font-size="12pt" officeooo:rsid="0023476d" officeooo:paragraph-rsid="0023476d" fo:background-color="transparent" style:font-size-asian="12pt" style:font-size-complex="12pt"/>
    </style:style>
    <style:style style:name="P11" style:family="paragraph" style:parent-style-name="Standard" style:list-style-name="L2">
      <style:text-properties style:font-name="DejaVu Sans" fo:font-size="12pt" officeooo:rsid="002520ca" officeooo:paragraph-rsid="002520ca" fo:background-color="transparent" style:font-size-asian="12pt" style:font-size-complex="12pt"/>
    </style:style>
    <style:style style:name="P12" style:family="paragraph" style:parent-style-name="Standard" style:list-style-name="L2">
      <style:text-properties style:font-name="DejaVu Sans" fo:font-size="12pt" officeooo:rsid="0027b398" officeooo:paragraph-rsid="0027b398" fo:background-color="transparent" style:font-size-asian="12pt" style:font-size-complex="12pt"/>
    </style:style>
    <style:style style:name="P13" style:family="paragraph" style:parent-style-name="Standard" style:list-style-name="L2">
      <style:text-properties style:font-name="DejaVu Sans" fo:font-weight="normal" officeooo:paragraph-rsid="0024c3ab" fo:background-color="transparent"/>
    </style:style>
    <style:style style:name="P14" style:family="paragraph" style:parent-style-name="Standard" style:list-style-name="L1">
      <style:text-properties officeooo:rsid="0008908e" officeooo:paragraph-rsid="0008908e"/>
    </style:style>
    <style:style style:name="P15" style:family="paragraph" style:parent-style-name="Standard" style:list-style-name="L1">
      <style:text-properties officeooo:rsid="000a4d8a" officeooo:paragraph-rsid="000a4d8a"/>
    </style:style>
    <style:style style:name="P16" style:family="paragraph" style:parent-style-name="Standard" style:list-style-name="L1">
      <style:text-properties officeooo:rsid="000a4d8a" officeooo:paragraph-rsid="00103999" fo:background-color="transparent"/>
    </style:style>
    <style:style style:name="P17" style:family="paragraph" style:parent-style-name="Standard" style:list-style-name="L1">
      <style:text-properties officeooo:rsid="000a4e28" officeooo:paragraph-rsid="000a4e28"/>
    </style:style>
    <style:style style:name="P18" style:family="paragraph" style:parent-style-name="Standard" style:list-style-name="L1">
      <style:text-properties officeooo:rsid="000c3549" officeooo:paragraph-rsid="000c3549"/>
    </style:style>
    <style:style style:name="P19" style:family="paragraph" style:parent-style-name="Standard" style:list-style-name="L1">
      <style:text-properties officeooo:rsid="000c3549" officeooo:paragraph-rsid="000c3549" fo:background-color="#fcc79b"/>
    </style:style>
    <style:style style:name="P20" style:family="paragraph" style:parent-style-name="Standard" style:list-style-name="L2">
      <style:text-properties officeooo:rsid="001ddd1a" officeooo:paragraph-rsid="001ddd1a"/>
    </style:style>
    <style:style style:name="P21" style:family="paragraph" style:parent-style-name="Standard" style:list-style-name="L2">
      <style:text-properties officeooo:rsid="00201f60" officeooo:paragraph-rsid="00201f60"/>
    </style:style>
    <style:style style:name="P22" style:family="paragraph" style:parent-style-name="Footer">
      <style:paragraph-properties fo:text-align="end" style:justify-single-word="false"/>
      <style:text-properties officeooo:rsid="000de124" officeooo:paragraph-rsid="000de124"/>
    </style:style>
    <style:style style:name="P23" style:family="paragraph" style:parent-style-name="Title" style:master-page-name="">
      <style:paragraph-properties fo:margin-top="4.001cm" fo:margin-bottom="0.21cm" loext:contextual-spacing="false" style:page-number="auto"/>
      <style:text-properties officeooo:rsid="0008908e" officeooo:paragraph-rsid="0008908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master-page-name="">
      <style:paragraph-properties style:page-number="auto" fo:break-before="page"/>
      <style:text-properties officeooo:rsid="0008908e" officeooo:paragraph-rsid="0008908e"/>
    </style:style>
    <style:style style:name="T1" style:family="text">
      <style:text-properties officeooo:rsid="000c3549"/>
    </style:style>
    <style:style style:name="T2" style:family="text">
      <style:text-properties officeooo:rsid="000e5efa"/>
    </style:style>
    <style:style style:name="T3" style:family="text">
      <style:text-properties officeooo:rsid="001039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7ea1" style:font-weight-asian="bold" style:font-weight-complex="bold"/>
    </style:style>
    <style:style style:name="T6" style:family="text">
      <style:text-properties officeooo:rsid="001f7ea1"/>
    </style:style>
    <style:style style:name="T7" style:family="text">
      <style:text-properties fo:color="#008000" style:font-name="DejaVu Sans Mono" fo:font-weight="bold" fo:background-color="#efefef" loext:char-shading-value="0"/>
    </style:style>
    <style:style style:name="T8" style:family="text">
      <style:text-properties fo:color="#008000" fo:font-size="12pt" officeooo:rsid="0024c3ab" style:font-size-asian="12pt" style:font-weight-asian="normal" style:font-size-complex="12pt" style:font-weight-complex="normal" fo:background-color="#ffffff"/>
    </style:style>
    <style:style style:name="T9" style:family="text">
      <style:text-properties fo:font-size="12pt" officeooo:rsid="0024c3ab" style:font-size-asian="12pt" style:font-weight-asian="normal" style:font-size-complex="12pt" style:font-weight-complex="normal" fo:background-color="#ffffff"/>
    </style:style>
    <style:style style:name="T10" style:family="text">
      <style:text-properties style:use-window-font-color="true" fo:font-size="12pt" officeooo:rsid="0024c3ab" style:font-size-asian="12pt" style:font-weight-asian="normal" style:font-size-complex="12pt" style:font-weight-complex="normal" fo:background-color="#ffffff"/>
    </style:style>
    <style:style style:name="T11" style:family="text">
      <style:text-properties style:use-window-font-color="true" fo:font-size="12pt" fo:font-style="italic" officeooo:rsid="0024c3ab" style:font-size-asian="12pt" style:font-style-asian="italic" style:font-weight-asian="normal" style:font-size-complex="12pt" style:font-style-complex="italic" style:font-weight-complex="normal" fo:background-color="#fff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GILE</text:p>
      <text:p text:style-name="Subtitle">Проект SMetric</text:p>
      <text:h text:style-name="P25" text:outline-level="1">Совещание от 24.10.2017</text:h>
      <text:list xml:id="list8522583309190071584" text:style-name="L1">
        <text:list-item>
          <text:p text:style-name="P1">Включить в состав ФИЦ новый институт по цифровой экономике</text:p>
        </text:list-item>
        <text:list-item>
          <text:p text:style-name="P5">Можно отказаться от использования пейджера на страницах с таблицами объектов, так как список объектов любого типа (в разрезе года — для которого сделать отдельный переключатель на таких страницах) не будет превышать 2-х — 3-х десятков объектов</text:p>
        </text:list-item>
        <text:list-item>
          <text:p text:style-name="P1">В шапке всех форм рядом с ФИО текущего пользователя вывести год, по которому отображаются остальные данные</text:p>
        </text:list-item>
        <text:list-item>
          <text:p text:style-name="P14">В категории статей (и возможно, в категории других объектов, где они используются) добавить категорию «иное», по которой НЕ будут начисляться баллы.</text:p>
        </text:list-item>
        <text:list-item>
          <text:p text:style-name="P14">Авторы (в списках авторов любых объектов) — строго по алфавиту</text:p>
        </text:list-item>
        <text:list-item>
          <text:p text:style-name="P14">В библиографии сортировка — сначала по авторам (начиная с первого и по компонентам «Фамилия», затем «Имя», затем «Отчество» - с семейственностью здесь всё в порядке), затем по названиям объектов</text:p>
        </text:list-item>
        <text:list-item>
          <text:p text:style-name="P14">Список авторов для целей расчёта баллов ?должен? <text:span text:style-name="T2">ф</text:span>ормироваться из таблицы с «карточками» персоналий. Но это трудоёмко для разработки, поэтому в текущей версии заставим пользователя для каждого объекта заполнять отдельное хранимое поле «Общее число авторов, включая самого»</text:p>
        </text:list-item>
        <text:list-item>
          <text:p text:style-name="P15">В категориях нужны подсказки по заполнению</text:p>
        </text:list-item>
        <text:list-item>
          <text:p text:style-name="P2"><text:span text:style-name="T3">В</text:span> основном меню (слева) в разделе «Публикации» вводим подраздел «Главы в учебниках/пособиях/монографиях»</text:p>
        </text:list-item>
        <text:list-item>
          <text:p text:style-name="P16"><text:span text:style-name="T3">Д</text:span>ля всех объектов-публикаций список полей берем из библиографии «на сайте», так как одной из основных функций системы будет автоматическое формирование библиографического списка по всему ФИЦ «за год»</text:p>
        </text:list-item>
        <text:list-item>
          <text:p text:style-name="P6">Поля данных для статей:</text:p>
          <text:list>
            <text:list-item>
              <text:p text:style-name="P6">ФИО (всех авторов по алфавиту)</text:p>
            </text:list-item>
            <text:list-item>
              <text:p text:style-name="P6">Название статьи</text:p>
            </text:list-item>
            <text:list-item>
              <text:p text:style-name="P6">Название журнала</text:p>
            </text:list-item>
            <text:list-item>
              <text:p text:style-name="P6">Год издания</text:p>
            </text:list-item>
            <text:list-item>
              <text:p text:style-name="P6">Том (если есть)</text:p>
            </text:list-item>
            <text:list-item>
              <text:p text:style-name="P6">Номер журнала</text:p>
            </text:list-item>
            <text:list-item>
              <text:p text:style-name="P6">Стр (нач/кон)</text:p>
            </text:list-item>
            <text:list-item>
              <text:p text:style-name="P6">Критерии для начисления баллов</text:p>
            </text:list-item>
          </text:list>
        </text:list-item>
        <text:list-item>
          <text:p text:style-name="P3">Поля данных для учебников/пособий/монографий</text:p>
          <text:list>
            <text:list-item>
              <text:p text:style-name="P3">ФИО (всех авторов)</text:p>
            </text:list-item>
            <text:list-item>
              <text:p text:style-name="P3"><text:soft-page-break/>Название</text:p>
            </text:list-item>
            <text:list-item>
              <text:p text:style-name="P3">Место издания (город)</text:p>
            </text:list-item>
            <text:list-item>
              <text:p text:style-name="P3">Издательство (название)</text:p>
            </text:list-item>
            <text:list-item>
              <text:p text:style-name="P3">Год издания</text:p>
            </text:list-item>
            <text:list-item>
              <text:p text:style-name="P3">Число страниц</text:p>
            </text:list-item>
            <text:list-item>
              <text:p text:style-name="P3">Код ISBN</text:p>
            </text:list-item>
            <text:list-item>
              <text:p text:style-name="P3">Тираж (в расчёте баллов участвуют только издания с тражом более 300)</text:p>
            </text:list-item>
          </text:list>
        </text:list-item>
        <text:list-item>
          <text:p text:style-name="P17">Поля данных для глав:</text:p>
          <text:list>
            <text:list-item>
              <text:p text:style-name="P3">Авторы</text:p>
            </text:list-item>
            <text:list-item>
              <text:p text:style-name="P3">Название главы</text:p>
            </text:list-item>
            <text:list-item>
              <text:p text:style-name="P3">Название монографии/сборника/учебника</text:p>
            </text:list-item>
            <text:list-item>
              <text:p text:style-name="P3">Под редакцией (ФИО)</text:p>
            </text:list-item>
            <text:list-item>
              <text:p text:style-name="P3">Место издания (город)</text:p>
            </text:list-item>
            <text:list-item>
              <text:p text:style-name="P3">Издательство (название)</text:p>
            </text:list-item>
            <text:list-item>
              <text:p text:style-name="P3">Год издания</text:p>
            </text:list-item>
            <text:list-item>
              <text:p text:style-name="P3">Стр<text:span text:style-name="T3">а</text:span>ницы (нач/кон)</text:p>
            </text:list-item>
          </text:list>
        </text:list-item>
        <text:list-item>
          <text:p text:style-name="P3">Баллы на «главы» не начисляются — только для целей формирования библиографии</text:p>
        </text:list-item>
        <text:list-item>
          <text:p text:style-name="P3">Доклады — список полей:</text:p>
          <text:list>
            <text:list-item>
              <text:p text:style-name="P3">Авторы (ФИО)</text:p>
            </text:list-item>
            <text:list-item>
              <text:p text:style-name="P3">Название доклада</text:p>
            </text:list-item>
            <text:list-item>
              <text:p text:style-name="P3">Название мероприятия (конференция/симпозиум/т.д.)</text:p>
            </text:list-item>
            <text:list-item>
              <text:p text:style-name="P3">Место проведения</text:p>
            </text:list-item>
            <text:list-item>
              <text:p text:style-name="P3">Дата проведения <text:span text:style-name="T1">(нач/кон)</text:span></text:p>
            </text:list-item>
            <text:list-item>
              <text:p text:style-name="P4">Название сборника докладов (с указанием места и даты проведения — как в библиграфии. Возможно их формирование из полей выше?)</text:p>
            </text:list-item>
            <text:list-item>
              <text:p text:style-name="P4">Место издания (город)</text:p>
            </text:list-item>
            <text:list-item>
              <text:p text:style-name="P4">Издательство</text:p>
            </text:list-item>
            <text:list-item>
              <text:p text:style-name="P4">Год издания (может отличаться от года проведения)</text:p>
            </text:list-item>
            <text:list-item>
              <text:p text:style-name="P4">Страницы (нач/кон)</text:p>
            </text:list-item>
            <text:list-item>
              <text:p text:style-name="P4">Критерии для начисления баллов</text:p>
            </text:list-item>
          </text:list>
        </text:list-item>
        <text:list-item>
          <text:p text:style-name="P18">Так как публиковаться могут как доклады, так и тезисы докладов, то при регистрации такой публикации должен быть предоставлен переключатель для задания типа («радиокнопка»)</text:p>
        </text:list-item>
        <text:list-item>
          <text:p text:style-name="P18">Патенты — список полей:</text:p>
          <text:list>
            <text:list-item>
              <text:p text:style-name="P18"><text:soft-page-break/>Авторы</text:p>
            </text:list-item>
            <text:list-item>
              <text:p text:style-name="P18">Название</text:p>
            </text:list-item>
            <text:list-item>
              <text:p text:style-name="P18">Номер свидетельства</text:p>
            </text:list-item>
            <text:list-item>
              <text:p text:style-name="P18">Дата приоритета (дата подачи заявки)</text:p>
            </text:list-item>
            <text:list-item>
              <text:p text:style-name="P18">Дата публикации</text:p>
            </text:list-item>
            <text:list-item>
              <text:p text:style-name="P18">Номер бюллетеня (в котором было опубликовано)</text:p>
            </text:list-item>
          </text:list>
        </text:list-item>
        <text:list-item>
          <text:p text:style-name="P4">Подготовка научных кадров — заменить «тип активности» на «вид деятельности»</text:p>
        </text:list-item>
        <text:list-item>
          <text:p text:style-name="P18">Для каждой регистрации активности по подготовке научных кадров необходимо регистрировать сведения о кандидате/докторе по следующим полям:</text:p>
          <text:list>
            <text:list-item>
              <text:p text:style-name="P18">ФИО защитившегося</text:p>
            </text:list-item>
            <text:list-item>
              <text:p text:style-name="P19">Дата рождения (необходимо для выявления «молодых учёных» до 35 лет — для начисления дополнительных баллов)</text:p>
            </text:list-item>
            <text:list-item>
              <text:p text:style-name="P18">Название диссертации</text:p>
            </text:list-item>
            <text:list-item>
              <text:p text:style-name="P19">№ специальности (выбор из списка)</text:p>
            </text:list-item>
            <text:list-item>
              <text:p text:style-name="P18">ФИО научного руководителя (для кандидатов) или консультанта (для докторов)</text:p>
            </text:list-item>
            <text:list-item>
              <text:p text:style-name="P18">Признак «Сделано в ФИЦ» (т. е. Работа по подготовке диссертации выполнена по планам работы ФИЦ)</text:p>
            </text:list-item>
            <text:list-item>
              <text:p text:style-name="P18">Дата присуждения ВАКом</text:p>
            </text:list-item>
          </text:list>
        </text:list-item>
        <text:list-item>
          <text:p text:style-name="P18">Раздел «Аналитики» будет содержать два отчёта:</text:p>
          <text:list>
            <text:list-item>
              <text:p text:style-name="P18">ИПРНД</text:p>
            </text:list-item>
            <text:list-item>
              <text:p text:style-name="P18">Библиография</text:p>
            </text:list-item>
          </text:list>
        </text:list-item>
        <text:list-item>
          <text:p text:style-name="P18">Раздел «Руководитель»:</text:p>
          <text:list>
            <text:list-item>
              <text:p text:style-name="P18">необходимо обеспечить руководителю при просмотре списка «его» сотрудников получать исчерпывающую информацию по их ИПРНД</text:p>
            </text:list-item>
          </text:list>
        </text:list-item>
      </text:list>
      <text:h text:style-name="P24" text:outline-level="1">Совещание от 01.11.2017</text:h>
      <text:list xml:id="list6793388894377031746" text:style-name="L2">
        <text:list-item>
          <text:p text:style-name="P13"><text:span text:style-name="T9">Для всех полей форм проверить наличие класса </text:span><text:span text:style-name="T11">form-control-sm</text:span></text:p>
        </text:list-item>
        <text:list-item>
          <text:p text:style-name="P7"><text:span text:style-name="T4">Профиль:</text:span> ввести поле выбора (радио-кнопка) «Штатный сотрудник/Совместитель» со значением по умолчанию «Штатный сотрудник»</text:p>
        </text:list-item>
        <text:list-item>
          <text:p text:style-name="P20"><text:span text:style-name="T5">Все карточки:</text:span><text:span text:style-name="T6"> </text:span>На всех карточках для поля с авторами сделать заголовок «Автор(ы)»</text:p>
        </text:list-item>
        <text:list-item>
          <text:p text:style-name="P20"><text:span text:style-name="T5">Все карточки:</text:span><text:span text:style-name="T6"> </text:span>На всех карточках для поля «Автор(ы)» сделать всплывающую подсказку «ФИО автора(ов) указывается БЕЗ кавычек и в формате «Фамилия И.О.». Авторы перечисляются через запятую»</text:p>
        </text:list-item>
        <text:list-item>
          <text:p text:style-name="P21"><text:span text:style-name="T4">Все карточки:</text:span> если присутствуют поля с номерами страниц начала и конца, то для каждого такого поля сделать всплывающие подсказки.</text:p>
        </text:list-item>
        <text:list-item>
          <text:p text:style-name="P8"><text:span text:style-name="T4">Доклад новый:</text:span> поле с типом публикации — радио-кнопка «Доклад/Тезисы»</text:p>
        </text:list-item>
        <text:list-item>
          <text:p text:style-name="P10"><text:span text:style-name="T4">Доклад новый:</text:span> Для поля «Дата» сделать подсказки «Начало мероприятия» и «Окончание мероприятия»</text:p>
        </text:list-item>
        <text:list-item>
          <text:p text:style-name="P9"><text:span text:style-name="T4">Доклад новый:</text:span> Заполнение поля «Сборник» переделать на «Полное название сборника докладов (тезисов)»</text:p>
        </text:list-item>
        <text:list-item>
          <text:p text:style-name="P11"><text:span text:style-name="T4">ОИС новый:</text:span> отображать параметра объекта ОИС в зависимости от выбора его типа в поле «Вид ОИС»</text:p>
        </text:list-item>
        <text:list-item>
          <text:p text:style-name="P12"><text:span text:style-name="T4">Аналитик:</text:span> форма отчёта ИПРНД в соответствии с присланной после предыдущего совещани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name="DejaVu Sans" fo:font-family="'DejaVu Sans'" style:font-family-generic="swiss" style:font-pitch="variable" fo:font-size="12pt" officeooo:rsid="0008908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.199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de124" officeooo:paragraph-rsid="000de1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Стр. <text:page-number text:select-page="current">4</text:page-number> из <text:page-count>5</text:page-count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0:53:06.926256742</meta:creation-date>
    <meta:generator>LibreOffice/5.1.6.2$Linux_X86_64 LibreOffice_project/10m0$Build-2</meta:generator>
    <dc:date>2017-11-07T17:45:28.799831997</dc:date>
    <meta:editing-duration>PT4H58M5S</meta:editing-duration>
    <meta:editing-cycles>21</meta:editing-cycles>
    <meta:document-statistic meta:table-count="0" meta:image-count="0" meta:object-count="0" meta:page-count="5" meta:paragraph-count="87" meta:word-count="710" meta:character-count="4826" meta:non-whitespace-character-count="4276"/>
  </office:meta>
</office:document-meta>
</file>